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IFA de la Informática:</text:p>
      <text:p text:style-name="Standard"/>
      <text:p text:style-name="Standard">La FIFA <text:s/>de la informática para mi es la conocida empresa multinacional Microsoft, la cual desarrolla, fabrica, licencia y produce software y equipos electrónicos</text:p>
      <text:p text:style-name="Standard"/>
      <text:p text:style-name="Standard">Otra posible opción seria Oracle, la compañía de software para negocios más grande del mundo, que ofrece soluciones completas a las necesidades específicas de los corporativos.</text:p>
      <text:p text:style-name="Standard"/>
      <text:p text:style-name="Standard">La FIFA <text:s/>de la informática también podría ser la C.E.N.T.U. la más grande institución en el área de la enseñanza de la informática y líder en el mercado. Tiene como misión desarrollar ofertas educativas basadas en la gestión de calidad y ofrecer servicios educativos para la formación, capacitación, actualización y especialización de los recursos humanos que necesita el mercado laboral para incorporarse  de manera exitosa en el mundo de la globalización y la información.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i </meta:initial-creator>
    <meta:creation-date>2012-08-29T18:47:24</meta:creation-date>
    <dc:date>2012-08-29T19:36:25</dc:date>
    <dc:creator>mari </dc:creator>
    <meta:editing-duration>PT00H33M50S</meta:editing-duration>
    <meta:editing-cycles>4</meta:editing-cycles>
    <meta:generator>OpenOffice.org/3.2$Linux OpenOffice.org_project/320m12$Build-9483</meta:generator>
    <meta:document-statistic meta:table-count="0" meta:image-count="0" meta:object-count="0" meta:page-count="1" meta:paragraph-count="4" meta:word-count="128" meta:character-count="835"/>
  </office:meta>
</office:document-meta>
</file>